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200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="thin solid #000000" fo:background-color="#FFFFFF"/>
    </style:style>
    <style:style style:name="ce9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19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45520833333333cm"/>
    </style:style>
    <style:style style:name="co2" style:family="table-column">
      <style:table-column-properties fo:break-before="auto" style:column-width="7.56708333333333cm"/>
    </style:style>
    <style:style style:name="co3" style:family="table-column">
      <style:table-column-properties fo:break-before="auto" style:column-width="3.51895833333333cm"/>
    </style:style>
    <style:style style:name="co4" style:family="table-column">
      <style:table-column-properties fo:break-before="auto" style:column-width="4.07458333333333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1.48166666666667cm"/>
    </style:style>
    <style:style style:name="co7" style:family="table-column">
      <style:table-column-properties fo:break-before="auto" style:column-width="8.20208333333333cm"/>
    </style:style>
    <style:style style:name="co8" style:family="table-column">
      <style:table-column-properties fo:break-before="auto" style:column-width="4.365625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2.06375cm"/>
    </style:style>
    <style:style style:name="ro1" style:family="table-row">
      <style:table-row-properties style:row-height="24.4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lan1" table:style-name="ta1">
        <table:table-column table:style-name="co1" table:default-cell-style-name="ce2" table:visibility="collap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1"/>
        <table:table-column table:style-name="co1" table:number-columns-repeated="56" table:default-cell-style-name="ce1"/>
        <table:table-column table:style-name="co9" table:number-columns-repeated="16320" table:default-cell-style-name="ce1"/>
        <table:table-row table:style-name="ro1">
          <table:table-cell office:value-type="string" table:style-name="ce2">
            <text:p><text:s text:c="2"/></text:p>
          </table:table-cell>
          <table:table-cell office:value-type="string" table:style-name="ce3">
            <text:p>Pacientes</text:p>
          </table:table-cell>
          <table:table-cell office:value-type="string" table:style-name="ce3">
            <text:p>Tipo de Alta</text:p>
          </table:table-cell>
          <table:table-cell office:value-type="string" table:style-name="ce3">
            <text:p>Telefone</text:p>
          </table:table-cell>
          <table:table-cell office:value-type="string" table:style-name="ce3">
            <text:p>Dia Alta</text:p>
          </table:table-cell>
          <table:table-cell office:value-type="string" table:style-name="ce3">
            <text:p>Cid</text:p>
          </table:table-cell>
          <table:table-cell office:value-type="string" table:style-name="ce3">
            <text:p>Endereço</text:p>
          </table:table-cell>
          <table:table-cell office:value-type="string" table:style-name="ce3">
            <text:p>Encaminhado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GERSON LUIS RODRIGUES TEIXEIRA</text:p>
          </table:table-cell>
          <table:table-cell office:value-type="string" table:style-name="ce5">
            <text:p>MELHORADA</text:p>
          </table:table-cell>
          <table:table-cell office:value-type="float" office:value="53984410143" table:style-name="ce5">
            <text:p>53984410143</text:p>
          </table:table-cell>
          <table:table-cell office:value-type="date" office:date-value="2025-01-14T00:00:00" table:style-name="ce6">
            <text:p>14/01/25</text:p>
          </table:table-cell>
          <table:table-cell office:value-type="string" table:style-name="ce5">
            <text:p>F200</text:p>
          </table:table-cell>
          <table:table-cell office:value-type="string" table:style-name="ce4">
            <text:p>RUA DR. RASGADO <text:s/>Nº399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2">
            <text:p>DENIS ALESSANDRO MOTA MACHADO</text:p>
          </table:table-cell>
          <table:table-cell office:value-type="string" table:style-name="ce5">
            <text:p>MELHORADA</text:p>
          </table:table-cell>
          <table:table-cell office:value-type="float" office:value="53981165333" table:style-name="ce5">
            <text:p>53981165333</text:p>
          </table:table-cell>
          <table:table-cell office:value-type="date" office:date-value="2025-01-14T00:00:00" table:style-name="ce6">
            <text:p>14/01/25</text:p>
          </table:table-cell>
          <table:table-cell office:value-type="string" table:style-name="ce5">
            <text:p>F315</text:p>
          </table:table-cell>
          <table:table-cell office:value-type="string" table:style-name="ce4">
            <text:p>RUA INACIO MOTTA <text:s/>Nº910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 office:value-type="string" table:style-name="ce2">
            <text:p>CRISTIANO ANDRE GOCALVES DE NOBRE</text:p>
          </table:table-cell>
          <table:table-cell office:value-type="string" table:style-name="ce4">
            <text:p>ROMULO DE SOUZA MOTA</text:p>
          </table:table-cell>
          <table:table-cell office:value-type="string" table:style-name="ce5">
            <text:p>MELHORADA</text:p>
          </table:table-cell>
          <table:table-cell office:value-type="float" office:value="53991575226" table:style-name="ce5">
            <text:p>53991575226</text:p>
          </table:table-cell>
          <table:table-cell office:value-type="date" office:date-value="2025-01-14T00:00:00" table:style-name="ce6">
            <text:p>14/01/25</text:p>
          </table:table-cell>
          <table:table-cell office:value-type="string" table:style-name="ce5">
            <text:p>F102</text:p>
          </table:table-cell>
          <table:table-cell office:value-type="string" table:style-name="ce4">
            <text:p>PASSEIO UM N º178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LEANDRO DOMINGUES ALVES</text:p>
          </table:table-cell>
          <table:table-cell office:value-type="string" table:style-name="ce5">
            <text:p>MELHORADA</text:p>
          </table:table-cell>
          <table:table-cell office:value-type="float" office:value="53981207082" table:style-name="ce5">
            <text:p>53981207082</text:p>
          </table:table-cell>
          <table:table-cell office:value-type="date" office:date-value="2025-01-14T00:00:00" table:style-name="ce6">
            <text:p>14/01/25</text:p>
          </table:table-cell>
          <table:table-cell office:value-type="string" table:style-name="ce5">
            <text:p>F323</text:p>
          </table:table-cell>
          <table:table-cell office:value-type="string" table:style-name="ce4">
            <text:p>LOT. PAINEIRAS <text:s/>Nº33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PAULO JOSUE BORGES DA SILVEIRA</text:p>
          </table:table-cell>
          <table:table-cell office:value-type="string" table:style-name="ce5">
            <text:p>MELHORADA</text:p>
          </table:table-cell>
          <table:table-cell office:value-type="float" office:value="53981579738" table:style-name="ce5">
            <text:p>53981579738</text:p>
          </table:table-cell>
          <table:table-cell office:value-type="date" office:date-value="2025-01-14T00:00:00" table:style-name="ce6">
            <text:p>14/01/25</text:p>
          </table:table-cell>
          <table:table-cell office:value-type="string" table:style-name="ce5">
            <text:p>F102</text:p>
          </table:table-cell>
          <table:table-cell office:value-type="string" table:style-name="ce4">
            <text:p>RUA RIO PERDO <text:s/>Nº1842</text:p>
          </table:table-cell>
          <table:table-cell office:value-type="string" table:style-name="ce7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NATHALIA DA SILVA CANTO</text:p>
          </table:table-cell>
          <table:table-cell office:value-type="string" table:style-name="ce5">
            <text:p>MELHORADA</text:p>
          </table:table-cell>
          <table:table-cell office:value-type="float" office:value="53981148640" table:style-name="ce5">
            <text:p>53981148640</text:p>
          </table:table-cell>
          <table:table-cell office:value-type="date" office:date-value="2025-01-16T00:00:00" table:style-name="ce6">
            <text:p>16/01/25</text:p>
          </table:table-cell>
          <table:table-cell office:value-type="string" table:style-name="ce5">
            <text:p>F29</text:p>
          </table:table-cell>
          <table:table-cell office:value-type="string" table:style-name="ce4">
            <text:p>RUA NOVE <text:s/>Nº518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EDUARDO FELDMANN ALVES</text:p>
          </table:table-cell>
          <table:table-cell office:value-type="string" table:style-name="ce5">
            <text:p>MELHORADA</text:p>
          </table:table-cell>
          <table:table-cell office:value-type="float" office:value="53991273755" table:style-name="ce5">
            <text:p>53991273755</text:p>
          </table:table-cell>
          <table:table-cell office:value-type="date" office:date-value="2025-01-16T00:00:00" table:style-name="ce6">
            <text:p>16/01/25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RUA SÃO JOAO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ANGELICA DAMASCENO FERREIRA</text:p>
          </table:table-cell>
          <table:table-cell office:value-type="string" table:style-name="ce5">
            <text:p>MELHORADA</text:p>
          </table:table-cell>
          <table:table-cell office:value-type="float" office:value="53991774235" table:style-name="ce5">
            <text:p>53991774235</text:p>
          </table:table-cell>
          <table:table-cell office:value-type="date" office:date-value="2025-01-17T00:00:00" table:style-name="ce6">
            <text:p>17/01/25</text:p>
          </table:table-cell>
          <table:table-cell office:value-type="string" table:style-name="ce5">
            <text:p>F102</text:p>
          </table:table-cell>
          <table:table-cell office:value-type="string" table:style-name="ce4">
            <text:p>FAGUNDES VARELA <text:s/>Nº1039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DANILO FERREIRA SOUSA</text:p>
          </table:table-cell>
          <table:table-cell office:value-type="string" table:style-name="ce5">
            <text:p>MELHORADA</text:p>
          </table:table-cell>
          <table:table-cell office:value-type="float" office:value="53991762038" table:style-name="ce5">
            <text:p>53991762038</text:p>
          </table:table-cell>
          <table:table-cell office:value-type="date" office:date-value="2025-01-17T00:00:00" table:style-name="ce6">
            <text:p>17/01/25</text:p>
          </table:table-cell>
          <table:table-cell office:value-type="string" table:style-name="ce5">
            <text:p>F142</text:p>
          </table:table-cell>
          <table:table-cell office:value-type="string" table:style-name="ce4">
            <text:p>IRMAO GABINO GERALD <text:s/>Nº259</text:p>
          </table:table-cell>
          <table:table-cell office:value-type="string" table:style-name="ce8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LEANDRO SCHWANZ RICARDO</text:p>
          </table:table-cell>
          <table:table-cell office:value-type="string" table:style-name="ce5">
            <text:p>MELHORADA</text:p>
          </table:table-cell>
          <table:table-cell office:value-type="float" office:value="53984196175" table:style-name="ce5">
            <text:p>53984196175</text:p>
          </table:table-cell>
          <table:table-cell office:value-type="date" office:date-value="2025-01-20T00:00:00" table:style-name="ce6">
            <text:p>20/01/25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RUA VINTE E CINCO <text:s/>Nº25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JESSICA GARCIA ARAUJO</text:p>
          </table:table-cell>
          <table:table-cell office:value-type="string" table:style-name="ce5">
            <text:p>MELHORADA</text:p>
          </table:table-cell>
          <table:table-cell office:value-type="float" office:value="53981156464" table:style-name="ce5">
            <text:p>53981156464</text:p>
          </table:table-cell>
          <table:table-cell office:value-type="date" office:date-value="2025-01-21T00:00:00" table:style-name="ce6">
            <text:p>21/01/25</text:p>
          </table:table-cell>
          <table:table-cell office:value-type="string" table:style-name="ce5">
            <text:p>F323</text:p>
          </table:table-cell>
          <table:table-cell office:value-type="string" table:style-name="ce4">
            <text:p>RUA SETE <text:s/>Nº36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VANDERLEI SAMPAIO DOS SANTOS</text:p>
          </table:table-cell>
          <table:table-cell office:value-type="string" table:style-name="ce5">
            <text:p>MELHORADA</text:p>
          </table:table-cell>
          <table:table-cell office:value-type="float" office:value="53984854530" table:style-name="ce5">
            <text:p>53984854530</text:p>
          </table:table-cell>
          <table:table-cell office:value-type="date" office:date-value="2025-01-23T00:00:00" table:style-name="ce6">
            <text:p>23/01/25</text:p>
          </table:table-cell>
          <table:table-cell office:value-type="string" table:style-name="ce5">
            <text:p>F200</text:p>
          </table:table-cell>
          <table:table-cell office:value-type="string" table:style-name="ce4">
            <text:p>DAVI CANABARRO <text:s/>Nº980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RONALDO BORGES OLIVEIRA<text:s/></text:p>
          </table:table-cell>
          <table:table-cell office:value-type="string" table:style-name="ce5">
            <text:p>MELHORADA</text:p>
          </table:table-cell>
          <table:table-cell office:value-type="float" office:value="53991464393" table:style-name="ce5">
            <text:p>53991464393</text:p>
          </table:table-cell>
          <table:table-cell office:value-type="date" office:date-value="2025-01-23T00:00:00" table:style-name="ce6">
            <text:p>23/01/25</text:p>
          </table:table-cell>
          <table:table-cell office:value-type="string" table:style-name="ce5">
            <text:p>F102</text:p>
          </table:table-cell>
          <table:table-cell office:value-type="string" table:style-name="ce4">
            <text:p>AVENIDA VISCONDE DA GRAÇA <text:s/>Nº726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PABLO JOSE LEAL DUARTE</text:p>
          </table:table-cell>
          <table:table-cell office:value-type="string" table:style-name="ce5">
            <text:p>MELHORADA</text:p>
          </table:table-cell>
          <table:table-cell office:value-type="float" office:value="53984148511" table:style-name="ce5">
            <text:p>53984148511</text:p>
          </table:table-cell>
          <table:table-cell office:value-type="date" office:date-value="2025-01-23T00:00:00" table:style-name="ce6">
            <text:p>23/01/25</text:p>
          </table:table-cell>
          <table:table-cell office:value-type="string" table:style-name="ce5">
            <text:p>F200</text:p>
          </table:table-cell>
          <table:table-cell office:value-type="string" table:style-name="ce4">
            <text:p>MAJOR FRANCISCO NUNES DE SOUZA Nº2426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MAURICIO DA ROCHA SILVEIRA</text:p>
          </table:table-cell>
          <table:table-cell office:value-type="string" table:style-name="ce5">
            <text:p>MELHORADA</text:p>
          </table:table-cell>
          <table:table-cell office:value-type="float" office:value="53984779924" table:style-name="ce5">
            <text:p>53984779924</text:p>
          </table:table-cell>
          <table:table-cell office:value-type="date" office:date-value="2025-01-27T00:00:00" table:style-name="ce6">
            <text:p>27/01/25</text:p>
          </table:table-cell>
          <table:table-cell office:value-type="string" table:style-name="ce5">
            <text:p>F312</text:p>
          </table:table-cell>
          <table:table-cell office:value-type="string" table:style-name="ce4">
            <text:p>AV PINHEIRO MACHADO <text:s/>Nº1637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4">
            <text:p>WILLIAM OLIVEIRA MULLER</text:p>
          </table:table-cell>
          <table:table-cell office:value-type="string" table:style-name="ce5">
            <text:p>MELHORADA</text:p>
          </table:table-cell>
          <table:table-cell office:value-type="float" office:value="53984740428" table:style-name="ce5">
            <text:p>53984740428</text:p>
          </table:table-cell>
          <table:table-cell office:value-type="date" office:date-value="2025-01-27T00:00:00" table:style-name="ce6">
            <text:p>27/01/25</text:p>
          </table:table-cell>
          <table:table-cell office:value-type="string" table:style-name="ce5">
            <text:p>F142</text:p>
          </table:table-cell>
          <table:table-cell office:value-type="string" table:style-name="ce4">
            <text:p>AV PINHEIRO MACHADO <text:s/>Nº1815</text:p>
          </table:table-cell>
          <table:table-cell office:value-type="string" table:style-name="ce9">
            <text:p>CAPS AD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4">
            <text:p>IVANES ARAUJO SOARES</text:p>
          </table:table-cell>
          <table:table-cell office:value-type="string" table:style-name="ce5">
            <text:p>MELHORADA</text:p>
          </table:table-cell>
          <table:table-cell office:value-type="float" office:value="53981231009" table:style-name="ce5">
            <text:p>53981231009</text:p>
          </table:table-cell>
          <table:table-cell office:value-type="date" office:date-value="2025-01-28T00:00:00" table:style-name="ce6">
            <text:p>28/01/25</text:p>
          </table:table-cell>
          <table:table-cell office:value-type="string" table:style-name="ce5">
            <text:p>F312</text:p>
          </table:table-cell>
          <table:table-cell office:value-type="string" table:style-name="ce4">
            <text:p>RUA OITO <text:s text:c="2"/>Nº171</text:p>
          </table:table-cell>
          <table:table-cell office:value-type="string" table:style-name="ce9">
            <text:p>CAPS AD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4">
            <text:p>MARCIA RENATA CORREIA DOS SANTOS</text:p>
          </table:table-cell>
          <table:table-cell office:value-type="string" table:style-name="ce5">
            <text:p>MELHORADA</text:p>
          </table:table-cell>
          <table:table-cell office:value-type="float" office:value="53981027357" table:style-name="ce5">
            <text:p>53981027357</text:p>
          </table:table-cell>
          <table:table-cell office:value-type="date" office:date-value="2025-01-28T00:00:00" table:style-name="ce6">
            <text:p>28/01/25</text:p>
          </table:table-cell>
          <table:table-cell office:value-type="string" table:style-name="ce5">
            <text:p>F323</text:p>
          </table:table-cell>
          <table:table-cell office:value-type="string" table:style-name="ce4">
            <text:p>RUA OLAVO BILAC <text:s/>Nº702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number-rows-repeated="4" table:style-name="ro2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style-name="ro3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style-name="ro3">
          <table:table-cell/>
          <table:table-cell table:style-name="ce2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number-rows-repeated="2" table:style-name="ro3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number-rows-repeated="5" table:style-name="ro2">
          <table:table-cell/>
          <table:table-cell table:style-name="ce10"/>
          <table:table-cell table:number-columns-repeated="2" table:style-name="ce2"/>
          <table:table-cell table:style-name="ce11"/>
          <table:table-cell table:style-name="ce2"/>
          <table:table-cell table:number-columns-repeated="2" table:style-name="ce10"/>
          <table:table-cell table:number-columns-repeated="16376"/>
        </table:table-row>
        <table:table-row table:number-rows-repeated="3" table:style-name="ro2">
          <table:table-cell/>
          <table:table-cell table:style-name="ce10"/>
          <table:table-cell table:number-columns-repeated="2" table:style-name="ce2"/>
          <table:table-cell table:style-name="ce12"/>
          <table:table-cell table:style-name="ce2"/>
          <table:table-cell table:number-columns-repeated="2" table:style-name="ce10"/>
          <table:table-cell table:number-columns-repeated="16376"/>
        </table:table-row>
        <table:table-row table:number-rows-repeated="41" table:style-name="ro2">
          <table:table-cell table:number-columns-repeated="16384"/>
        </table:table-row>
        <table:table-row table:number-rows-repeated="75" table:style-name="ro2">
          <table:table-cell/>
          <table:table-cell office:value-type="string" table:style-name="ce2">
            <text:p>,</text:p>
          </table:table-cell>
          <table:table-cell table:number-columns-repeated="16382"/>
        </table:table-row>
        <table:table-row table:number-rows-repeated="30" table:style-name="ro2">
          <table:table-cell table:number-columns-repeated="16384"/>
        </table:table-row>
        <table:table-row table:style-name="ro2">
          <table:table-cell/>
          <table:table-cell office:value-type="string" table:style-name="ce2">
            <text:p>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</text:p>
          </table:table-cell>
          <table:table-cell table:number-columns-repeated="16382"/>
        </table:table-row>
        <table:table-row table:number-rows-repeated="61446" table:style-name="ro2">
          <table:table-cell table:number-columns-repeated="16384"/>
        </table:table-row>
        <table:table-row table:number-rows-repeated="2679" table:style-name="ro4">
          <table:table-cell table:number-columns-repeated="16384"/>
        </table:table-row>
        <table:table-row table:number-rows-repeated="983040" table:style-name="ro2">
          <table:table-cell table:number-columns-repeated="16384"/>
        </table:table-row>
        <table:table-row table:number-rows-repeated="1229" table:style-name="ro4">
          <table:table-cell table:number-columns-repeated="16384"/>
        </table:table-row>
      </table:table>
      <table:table table:name="Plan2" table:style-name="ta2">
        <table:table-column table:style-name="co1" table:number-columns-repeated="257" table:default-cell-style-name="ce1"/>
        <table:table-column table:style-name="co9" table:number-columns-repeated="16127" table:default-cell-style-name="ce1"/>
        <table:table-row table:number-rows-repeated="1048576" table:style-name="ro3">
          <table:table-cell table:number-columns-repeated="16384"/>
        </table:table-row>
      </table:table>
      <table:table table:name="Plan3" table:style-name="ta2">
        <table:table-column table:style-name="co1" table:number-columns-repeated="257" table:default-cell-style-name="ce1"/>
        <table:table-column table:style-name="co9" table:number-columns-repeated="16127" table:default-cell-style-name="ce1"/>
        <table:table-row table:number-rows-repeated="1048576" table:style-name="ro3">
          <table:table-cell table:number-columns-repeated="16384"/>
        </table:table-row>
      </table:table>
      <table:table table:name="Planilha4" table:style-name="ta3">
        <table:table-column table:style-name="co10" table:number-columns-repeated="257" table:default-cell-style-name="ce1"/>
        <table:table-column table:style-name="co9" table:number-columns-repeated="16127" table:default-cell-style-name="ce1"/>
        <table:table-row table:number-rows-repeated="1048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 number:style="long"/>
      <number:text>/</number:text>
      <number:month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" style:display-name="Accent 1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0" style:display-name="Accent 1 10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1" style:display-name="Accent 1 1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2" style:display-name="Accent 1 12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3" style:display-name="Accent 1 13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4" style:display-name="Accent 1 14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5" style:display-name="Accent 1 15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2" style:display-name="Accent 1 2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3" style:display-name="Accent 1 3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4" style:display-name="Accent 1 4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5" style:display-name="Accent 1 5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6" style:display-name="Accent 1 6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7" style:display-name="Accent 1 7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8" style:display-name="Accent 1 8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9" style:display-name="Accent 1 9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0" style:display-name="Accent 10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1" style:display-name="Accent 11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2" style:display-name="Accent 12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3" style:display-name="Accent 13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4" style:display-name="Accent 14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5" style:display-name="Accent 15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6" style:display-name="Accent 16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7" style:display-name="Accent 17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8" style:display-name="Accent 18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" style:display-name="Accent 2 1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0" style:display-name="Accent 2 10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1" style:display-name="Accent 2 11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2" style:display-name="Accent 2 1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3" style:display-name="Accent 2 13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4" style:display-name="Accent 2 14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5" style:display-name="Accent 2 15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2" style:display-name="Accent 2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3" style:display-name="Accent 2 3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4" style:display-name="Accent 2 4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5" style:display-name="Accent 2 5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6" style:display-name="Accent 2 6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7" style:display-name="Accent 2 7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8" style:display-name="Accent 2 8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9" style:display-name="Accent 2 9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" style:display-name="Accent 3 1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0" style:display-name="Accent 3 10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1" style:display-name="Accent 3 11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2" style:display-name="Accent 3 12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3" style:display-name="Accent 3 1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4" style:display-name="Accent 3 14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5" style:display-name="Accent 3 15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2" style:display-name="Accent 3 2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3" style:display-name="Accent 3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4" style:display-name="Accent 3 4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5" style:display-name="Accent 3 5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6" style:display-name="Accent 3 6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7" style:display-name="Accent 3 7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8" style:display-name="Accent 3 8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9" style:display-name="Accent 3 9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4" style:display-name="Accent 4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5" style:display-name="Accent 5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6" style:display-name="Accent 6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7" style:display-name="Accent 7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8" style:display-name="Accent 8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9" style:display-name="Accent 9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" style:display-name="Bad 1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0" style:display-name="Bad 10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1" style:display-name="Bad 11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2" style:display-name="Bad 12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3" style:display-name="Bad 13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4" style:display-name="Bad 14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5" style:display-name="Bad 15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2" style:display-name="Bad 2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3" style:display-name="Bad 3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4" style:display-name="Bad 4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5" style:display-name="Bad 5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6" style:display-name="Bad 6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7" style:display-name="Bad 7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8" style:display-name="Bad 8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9" style:display-name="Bad 9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" style:display-name="Error 1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0" style:display-name="Error 10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1" style:display-name="Error 11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2" style:display-name="Error 12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3" style:display-name="Error 13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4" style:display-name="Error 14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5" style:display-name="Error 15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2" style:display-name="Error 2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3" style:display-name="Error 3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4" style:display-name="Error 4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5" style:display-name="Error 5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6" style:display-name="Error 6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7" style:display-name="Error 7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8" style:display-name="Error 8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9" style:display-name="Error 9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" style:display-name="Footnote 1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0" style:display-name="Footnote 10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1" style:display-name="Footnote 11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2" style:display-name="Footnote 12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3" style:display-name="Footnote 13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4" style:display-name="Footnote 14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5" style:display-name="Footnote 15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2" style:display-name="Footnote 2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3" style:display-name="Footnote 3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4" style:display-name="Footnote 4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5" style:display-name="Footnote 5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6" style:display-name="Footnote 6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7" style:display-name="Footnote 7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8" style:display-name="Footnote 8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9" style:display-name="Footnote 9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" style:display-name="Good 1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0" style:display-name="Good 10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1" style:display-name="Good 11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2" style:display-name="Good 12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3" style:display-name="Good 13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4" style:display-name="Good 14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5" style:display-name="Good 15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2" style:display-name="Good 2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3" style:display-name="Good 3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4" style:display-name="Good 4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5" style:display-name="Good 5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6" style:display-name="Good 6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7" style:display-name="Good 7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8" style:display-name="Good 8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9" style:display-name="Good 9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" style:display-name="Heading 1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0" style:display-name="Heading 1 10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1" style:display-name="Heading 1 1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2" style:display-name="Heading 1 12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3" style:display-name="Heading 1 13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4" style:display-name="Heading 1 14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5" style:display-name="Heading 1 15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2" style:display-name="Heading 1 2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3" style:display-name="Heading 1 3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4" style:display-name="Heading 1 4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5" style:display-name="Heading 1 5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6" style:display-name="Heading 1 6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7" style:display-name="Heading 1 7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8" style:display-name="Heading 1 8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9" style:display-name="Heading 1 9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0" style:display-name="Heading 10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1" style:display-name="Heading 11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2" style:display-name="Heading 12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3" style:display-name="Heading 13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4" style:display-name="Heading 14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5" style:display-name="Heading 15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6" style:display-name="Heading 16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7" style:display-name="Heading 17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" style:display-name="Heading 2 1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0" style:display-name="Heading 2 10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1" style:display-name="Heading 2 11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2" style:display-name="Heading 2 1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3" style:display-name="Heading 2 13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4" style:display-name="Heading 2 14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5" style:display-name="Heading 2 15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2" style:display-name="Heading 2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3" style:display-name="Heading 2 3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4" style:display-name="Heading 2 4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5" style:display-name="Heading 2 5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6" style:display-name="Heading 2 6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7" style:display-name="Heading 2 7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8" style:display-name="Heading 2 8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9" style:display-name="Heading 2 9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3" style:display-name="Heading 3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4" style:display-name="Heading 4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5" style:display-name="Heading 5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6" style:display-name="Heading 6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7" style:display-name="Heading 7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8" style:display-name="Heading 8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9" style:display-name="Heading 9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" style:display-name="Hyperlink 1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0" style:display-name="Hyperlink 10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1" style:display-name="Hyperlink 11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2" style:display-name="Hyperlink 12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3" style:display-name="Hyperlink 13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4" style:display-name="Hyperlink 14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5" style:display-name="Hyperlink 15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2" style:display-name="Hyperlink 2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3" style:display-name="Hyperlink 3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4" style:display-name="Hyperlink 4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6" style:display-name="Hyperlink 6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7" style:display-name="Hyperlink 7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8" style:display-name="Hyperlink 8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9" style:display-name="Hyperlink 9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" style:display-name="Neutral 1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0" style:display-name="Neutral 10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1" style:display-name="Neutral 11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2" style:display-name="Neutral 12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3" style:display-name="Neutral 13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4" style:display-name="Neutral 14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5" style:display-name="Neutral 15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2" style:display-name="Neutral 2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3" style:display-name="Neutral 3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4" style:display-name="Neutral 4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5" style:display-name="Neutral 5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6" style:display-name="Neutral 6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7" style:display-name="Neutral 7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8" style:display-name="Neutral 8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9" style:display-name="Neutral 9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" style:display-name="Note 1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0" style:display-name="Note 10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1" style:display-name="Note 11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2" style:display-name="Note 12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3" style:display-name="Note 13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4" style:display-name="Note 14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5" style:display-name="Note 15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3" style:display-name="Note 3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4" style:display-name="Note 4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5" style:display-name="Note 5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6" style:display-name="Note 6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7" style:display-name="Note 7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8" style:display-name="Note 8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9" style:display-name="Note 9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Status_32_1" style:display-name="Status 1" style:family="table-cell" style:data-style-name="N0">
      <style:table-cell-properties style:vertical-align="automatic" fo:background-color="transparent"/>
    </style:style>
    <style:style style:name="Status_32_10" style:display-name="Status 10" style:family="table-cell" style:data-style-name="N0">
      <style:table-cell-properties style:vertical-align="automatic" fo:background-color="transparent"/>
    </style:style>
    <style:style style:name="Status_32_11" style:display-name="Status 11" style:family="table-cell" style:data-style-name="N0">
      <style:table-cell-properties style:vertical-align="automatic" fo:background-color="transparent"/>
    </style:style>
    <style:style style:name="Status_32_12" style:display-name="Status 12" style:family="table-cell" style:data-style-name="N0">
      <style:table-cell-properties style:vertical-align="automatic" fo:background-color="transparent"/>
    </style:style>
    <style:style style:name="Status_32_13" style:display-name="Status 13" style:family="table-cell" style:data-style-name="N0">
      <style:table-cell-properties style:vertical-align="automatic" fo:background-color="transparent"/>
    </style:style>
    <style:style style:name="Status_32_14" style:display-name="Status 14" style:family="table-cell" style:data-style-name="N0">
      <style:table-cell-properties style:vertical-align="automatic" fo:background-color="transparent"/>
    </style:style>
    <style:style style:name="Status_32_15" style:display-name="Status 15" style:family="table-cell" style:data-style-name="N0">
      <style:table-cell-properties style:vertical-align="automatic" fo:background-color="transparent"/>
    </style:style>
    <style:style style:name="Status_32_2" style:display-name="Status 2" style:family="table-cell" style:data-style-name="N0">
      <style:table-cell-properties style:vertical-align="automatic" fo:background-color="transparent"/>
    </style:style>
    <style:style style:name="Status_32_3" style:display-name="Status 3" style:family="table-cell" style:data-style-name="N0">
      <style:table-cell-properties style:vertical-align="automatic" fo:background-color="transparent"/>
    </style:style>
    <style:style style:name="Status_32_4" style:display-name="Status 4" style:family="table-cell" style:data-style-name="N0">
      <style:table-cell-properties style:vertical-align="automatic" fo:background-color="transparent"/>
    </style:style>
    <style:style style:name="Status_32_5" style:display-name="Status 5" style:family="table-cell" style:data-style-name="N0">
      <style:table-cell-properties style:vertical-align="automatic" fo:background-color="transparent"/>
    </style:style>
    <style:style style:name="Status_32_6" style:display-name="Status 6" style:family="table-cell" style:data-style-name="N0">
      <style:table-cell-properties style:vertical-align="automatic" fo:background-color="transparent"/>
    </style:style>
    <style:style style:name="Status_32_7" style:display-name="Status 7" style:family="table-cell" style:data-style-name="N0">
      <style:table-cell-properties style:vertical-align="automatic" fo:background-color="transparent"/>
    </style:style>
    <style:style style:name="Status_32_8" style:display-name="Status 8" style:family="table-cell" style:data-style-name="N0">
      <style:table-cell-properties style:vertical-align="automatic" fo:background-color="transparent"/>
    </style:style>
    <style:style style:name="Status_32_9" style:display-name="Status 9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Text_32_1" style:display-name="Text 1" style:family="table-cell" style:data-style-name="N0">
      <style:table-cell-properties style:vertical-align="automatic" fo:background-color="transparent"/>
    </style:style>
    <style:style style:name="Text_32_10" style:display-name="Text 10" style:family="table-cell" style:data-style-name="N0">
      <style:table-cell-properties style:vertical-align="automatic" fo:background-color="transparent"/>
    </style:style>
    <style:style style:name="Text_32_11" style:display-name="Text 11" style:family="table-cell" style:data-style-name="N0">
      <style:table-cell-properties style:vertical-align="automatic" fo:background-color="transparent"/>
    </style:style>
    <style:style style:name="Text_32_12" style:display-name="Text 12" style:family="table-cell" style:data-style-name="N0">
      <style:table-cell-properties style:vertical-align="automatic" fo:background-color="transparent"/>
    </style:style>
    <style:style style:name="Text_32_13" style:display-name="Text 13" style:family="table-cell" style:data-style-name="N0">
      <style:table-cell-properties style:vertical-align="automatic" fo:background-color="transparent"/>
    </style:style>
    <style:style style:name="Text_32_14" style:display-name="Text 14" style:family="table-cell" style:data-style-name="N0">
      <style:table-cell-properties style:vertical-align="automatic" fo:background-color="transparent"/>
    </style:style>
    <style:style style:name="Text_32_15" style:display-name="Text 15" style:family="table-cell" style:data-style-name="N0">
      <style:table-cell-properties style:vertical-align="automatic" fo:background-color="transparent"/>
    </style:style>
    <style:style style:name="Text_32_2" style:display-name="Text 2" style:family="table-cell" style:data-style-name="N0">
      <style:table-cell-properties style:vertical-align="automatic" fo:background-color="transparent"/>
    </style:style>
    <style:style style:name="Text_32_3" style:display-name="Text 3" style:family="table-cell" style:data-style-name="N0">
      <style:table-cell-properties style:vertical-align="automatic" fo:background-color="transparent"/>
    </style:style>
    <style:style style:name="Text_32_4" style:display-name="Text 4" style:family="table-cell" style:data-style-name="N0">
      <style:table-cell-properties style:vertical-align="automatic" fo:background-color="transparent"/>
    </style:style>
    <style:style style:name="Text_32_5" style:display-name="Text 5" style:family="table-cell" style:data-style-name="N0">
      <style:table-cell-properties style:vertical-align="automatic" fo:background-color="transparent"/>
    </style:style>
    <style:style style:name="Text_32_6" style:display-name="Text 6" style:family="table-cell" style:data-style-name="N0">
      <style:table-cell-properties style:vertical-align="automatic" fo:background-color="transparent"/>
    </style:style>
    <style:style style:name="Text_32_7" style:display-name="Text 7" style:family="table-cell" style:data-style-name="N0">
      <style:table-cell-properties style:vertical-align="automatic" fo:background-color="transparent"/>
    </style:style>
    <style:style style:name="Text_32_8" style:display-name="Text 8" style:family="table-cell" style:data-style-name="N0">
      <style:table-cell-properties style:vertical-align="automatic" fo:background-color="transparent"/>
    </style:style>
    <style:style style:name="Text_32_9" style:display-name="Text 9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" style:display-name="Warning 1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0" style:display-name="Warning 10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1" style:display-name="Warning 11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2" style:display-name="Warning 12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3" style:display-name="Warning 13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4" style:display-name="Warning 14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5" style:display-name="Warning 15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2" style:display-name="Warning 2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3" style:display-name="Warning 3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4" style:display-name="Warning 4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5" style:display-name="Warning 5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6" style:display-name="Warning 6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7" style:display-name="Warning 7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8" style:display-name="Warning 8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9" style:display-name="Warning 9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511811023622047in" fo:margin-right="0.511811023622047in" style:print-orientation="landscape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2">
      <style:page-layout-properties fo:margin-top="0.78740157480315in" fo:margin-bottom="0.78740157480315in" fo:margin-left="0.511811023622047in" fo:margin-right="0.511811023622047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3">
      <style:page-layout-properties fo:margin-top="0.78740157480315in" fo:margin-bottom="0.78740157480315in" fo:margin-left="0.78740157480315in" fo:margin-right="0.78740157480315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ágina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324</meta:generator>
    <meta:initial-creator>Usuário do Windows</meta:initial-creator>
    <dc:creator>Recepção Coordenação</dc:creator>
    <meta:creation-date>2016-07-13T11:42:24Z</meta:creation-date>
    <dc:date>2025-01-29T13:25:07Z</dc:date>
    <meta:print-date>2024-06-07T20:11:09Z</meta:print-date>
    <meta:editing-cycles>4109</meta:editing-cycles>
    <meta:editing-duration>PT4597053S</meta:editing-duration>
  </office:meta>
</office:document-meta>
</file>